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automatic-styles>
    <style:style style:name="P1" style:family="paragraph" style:parent-style-name="Standard">
      <style:text-properties officeooo:rsid="00045bee" officeooo:paragraph-rsid="00045bee"/>
    </style:style>
    <style:style style:name="P2" style:family="paragraph" style:parent-style-name="Standard">
      <style:text-properties officeooo:rsid="0005c5e1" officeooo:paragraph-rsid="0005c5e1"/>
    </style:style>
    <style:style style:name="P3" style:family="paragraph" style:parent-style-name="Text_20_body" style:list-style-name="L1">
      <style:paragraph-properties fo:padding="0.0193in" fo:border="0.06pt solid #d9d9e3"/>
    </style:style>
    <style:style style:name="P4" style:family="paragraph" style:parent-style-name="Text_20_body">
      <style:text-properties officeooo:rsid="00045bee" officeooo:paragraph-rsid="00045bee"/>
    </style:style>
    <style:style style:name="P5" style:family="paragraph" style:parent-style-name="Text_20_body" style:list-style-name="L2">
      <style:paragraph-properties fo:margin-top="0in" fo:margin-bottom="0.1665in" style:contextual-spacing="false" fo:orphans="2" fo:widows="2"/>
    </style:style>
    <style:style style:name="P6" style:family="paragraph" style:parent-style-name="Text_20_body" style:list-style-name="L3">
      <style:paragraph-properties fo:margin-left="0in" fo:margin-right="0in" fo:margin-top="0in" fo:margin-bottom="0in" style:contextual-spacing="false" fo:orphans="2" fo:widows="2" fo:text-indent="0in" style:auto-text-indent="false"/>
    </style:style>
    <style:style style:name="P7"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8" style:family="paragraph" style:parent-style-name="Text_20_body" style:list-style-name="L3">
      <style:paragraph-properties fo:margin-top="0in" fo:margin-bottom="0.1665in" style:contextual-spacing="false" fo:orphans="2" fo:widows="2"/>
      <style:text-properties fo:font-variant="normal" fo:text-transform="none" fo:color="#1f2328" loext:opacity="100%" style:font-name="apple-system" fo:font-size="12pt" fo:letter-spacing="normal" fo:font-style="normal" fo:font-weight="normal"/>
    </style:style>
    <style:style style:name="P9" style:family="paragraph" style:parent-style-name="Text_20_body">
      <style:paragraph-properties fo:margin-top="0in" fo:margin-bottom="0.1665in" style:contextual-spacing="false" fo:orphans="2" fo:widows="2"/>
      <style:text-properties fo:font-variant="normal" fo:text-transform="none" fo:color="#1f2328" loext:opacity="100%" style:font-name="apple-system" fo:font-size="12pt" fo:letter-spacing="normal" fo:font-style="normal" fo:font-weight="normal"/>
    </style:style>
    <style:style style:name="P10" style:family="paragraph" style:parent-style-name="Text_20_body">
      <style:paragraph-properties fo:margin-top="0in" fo:margin-bottom="0.1665in" style:contextual-spacing="false" fo:orphans="2" fo:widows="2"/>
      <style:text-properties fo:font-variant="normal" fo:text-transform="none" fo:color="#1f2328" loext:opacity="100%" style:font-name="apple-system" fo:font-size="12pt" fo:letter-spacing="normal" fo:font-style="normal" fo:font-weight="normal" officeooo:rsid="0006de2c" officeooo:paragraph-rsid="0006de2c"/>
    </style:style>
    <style:style style:name="P11" style:family="paragraph" style:parent-style-name="Text_20_body">
      <style:paragraph-properties fo:margin-top="0in" fo:margin-bottom="0.1665in" style:contextual-spacing="false" fo:orphans="2" fo:widows="2"/>
      <style:text-properties fo:font-variant="normal" fo:text-transform="none" fo:color="#1f2328" loext:opacity="100%" style:font-name="apple-system" fo:font-size="12pt" fo:letter-spacing="normal" fo:font-style="normal" fo:font-weight="normal" officeooo:rsid="00075a4b" officeooo:paragraph-rsid="00075a4b"/>
    </style:style>
    <style:style style:name="T1" style:family="text">
      <style:text-properties fo:font-variant="normal" fo:text-transform="none" fo:color="#1f2328" loext:opacity="100%" style:font-name="apple-system" fo:font-size="12pt" fo:letter-spacing="normal" fo:font-style="normal" fo:font-weight="normal"/>
    </style:style>
    <style:style style:name="T2" style:family="text">
      <style:text-properties fo:font-variant="normal" fo:text-transform="none" fo:color="#1f2328" loext:opacity="100%" style:font-name="ui-monospace" fo:font-size="9.75pt" fo:letter-spacing="normal" fo:font-style="normal" fo:font-weight="normal" loext:padding="0in" loext:border="non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Source: https://github.com/christianversloot/machine-learning-articles/blob/main/how-to-use-tensorboard-with-pytorch.md</text:p>
      <text:p text:style-name="P1"/>
      <text:p text:style-name="P1">Tensorboard can help in visualizing how weights(weight histogram), loss evolved over the epochs.</text:p>
      <text:p text:style-name="P1"/>
      <text:p text:style-name="P1">Installation:</text:p>
      <text:p text:style-name="P1">pip install tensorboard</text:p>
      <text:p text:style-name="P1"/>
      <text:p text:style-name="P4">Visualize scalar summaries: Scalar summaries are used to track the values of single variables over time, such as the loss or accuracy of your model. TensorBoard can create line charts and histograms to visualize the evolution of these values over time.</text:p>
      <text:list text:style-name="L1">
        <text:list-item>
          <text:p text:style-name="P3">Plot image summaries: Image summaries can be used to visualize the input data and the output of the model. TensorBoard can display these images as thumbnails or full-sized images.</text:p>
        </text:list-item>
        <text:list-item>
          <text:p text:style-name="P3">Display distribution and histogram summaries: Distribution summaries can be used to visualize the distribution of weights or activations in your model. Histogram summaries can be used to visualize the distribution of gradients or other values over time.</text:p>
        </text:list-item>
        <text:list-item>
          <text:p text:style-name="P3">Show model graphs: TensorBoard can display the graph of your model, which can help you to understand the structure of your model and identify potential issues.</text:p>
        </text:list-item>
        <text:list-item>
          <text:p text:style-name="P3">Monitor system performance: TensorBoard can display system performance metrics such as CPU and GPU usage, memory usage, and network traffic.</text:p>
        </text:list-item>
        <text:list-item>
          <text:p text:style-name="P3">Analyze embeddings: TensorBoard can visualize high-dimensional data in lower-dimensional space using techniques such as PCA and t-SNE, which can help you to analyze and understand the relationships between different data points.</text:p>
        </text:list-item>
        <text:list-item>
          <text:p text:style-name="P3">Experiment with hyperparameters: TensorBoard can be used to run and compare multiple experiments with different hyperparameters, allowing you to find the best configuration for your model.</text:p>
        </text:list-item>
      </text:list>
      <text:p text:style-name="P1"/>
      <text:p text:style-name="P4"><text:span text:style-name="T1">The </text:span><text:span text:style-name="Strong_20_Emphasis"><text:span text:style-name="T1">scalar tab</text:span></text:span><text:span text:style-name="T1"> for showing how the training process happened over time by means of displaying scalars (e.g., in a line plot).</text:span></text:p>
      <text:list text:style-name="L2">
        <text:list-item>
          <text:p text:style-name="P5"><text:span text:style-name="T1">The </text:span><text:span text:style-name="Strong_20_Emphasis"><text:span text:style-name="T1">images tab</text:span></text:span><text:span text:style-name="T1"> for showing images written away during the training process.</text:span></text:p>
        </text:list-item>
        <text:list-item>
          <text:p text:style-name="P5"><text:span text:style-name="T1">The </text:span><text:span text:style-name="Strong_20_Emphasis"><text:span text:style-name="T1">graphs tab</text:span></text:span><text:span text:style-name="T1"> showing the network graph created by (in the original case) TensorFlow during training.</text:span></text:p>
        </text:list-item>
        <text:list-item>
          <text:p text:style-name="P5"><text:span text:style-name="T1">The </text:span><text:span text:style-name="Strong_20_Emphasis"><text:span text:style-name="T1">distributions tab</text:span></text:span><text:span text:style-name="T1"> showing the distributions of the weights and biases of your network for every iteration.</text:span></text:p>
        </text:list-item>
        <text:list-item>
          <text:p text:style-name="P5"><text:soft-page-break/><text:span text:style-name="T1">The </text:span><text:span text:style-name="Strong_20_Emphasis"><text:span text:style-name="T1">histograms tab</text:span></text:span><text:span text:style-name="T1"> showing the weight and bias histograms helping you determine how the model learned what it learned.</text:span></text:p>
        </text:list-item>
        <text:list-item>
          <text:p text:style-name="P5"><text:span text:style-name="T1">The </text:span><text:span text:style-name="Strong_20_Emphasis"><text:span text:style-name="T1">embeddings tab</text:span></text:span><text:span text:style-name="T1"> visualizes learned embeddings.</text:span></text:p>
        </text:list-item>
      </text:list>
      <text:p text:style-name="P7">It's possible to write from PyTorch to each of these tabs:</text:p>
      <text:list text:style-name="L3">
        <text:list-item>
          <text:p text:style-name="P6"><text:span text:style-name="T1">Using </text:span><text:span text:style-name="Source_20_Text"><text:span text:style-name="T2">add_scalar</text:span></text:span><text:span text:style-name="T1"> (or </text:span><text:span text:style-name="Source_20_Text"><text:span text:style-name="T2">add_scalars</text:span></text:span><text:span text:style-name="T1">), you can write scalar data to the scalar tab.</text:span></text:p>
        </text:list-item>
        <text:list-item>
          <text:p text:style-name="P6"><text:span text:style-name="T1">By means of </text:span><text:span text:style-name="Source_20_Text"><text:span text:style-name="T2">add_image</text:span></text:span><text:span text:style-name="T1"> (or </text:span><text:span text:style-name="Source_20_Text"><text:span text:style-name="T2">add_images</text:span></text:span><text:span text:style-name="T1">), images can be written to the images tab. Besides, it is also possible to write Matplotlib figures using </text:span><text:span text:style-name="Source_20_Text"><text:span text:style-name="T2">add_figure</text:span></text:span><text:span text:style-name="T1">. And if you have videos (for example by having an array with multiple images), </text:span><text:span text:style-name="Source_20_Text"><text:span text:style-name="T2">add_video</text:span></text:span><text:span text:style-name="T1"> can be used.</text:span></text:p>
        </text:list-item>
        <text:list-item>
          <text:p text:style-name="P6"><text:span text:style-name="T1">Through </text:span><text:span text:style-name="Source_20_Text"><text:span text:style-name="T2">add_graph</text:span></text:span><text:span text:style-name="T1">, graph data can be written to TensorBoard's graphs tab.</text:span></text:p>
        </text:list-item>
        <text:list-item>
          <text:p text:style-name="P6"><text:span text:style-name="T1">With </text:span><text:span text:style-name="Source_20_Text"><text:span text:style-name="T2">add_histogram</text:span></text:span><text:span text:style-name="T1">, you can write histogram data to the histogram tab.</text:span></text:p>
        </text:list-item>
        <text:list-item>
          <text:p text:style-name="P6"><text:span text:style-name="T1">Via </text:span><text:span text:style-name="Source_20_Text"><text:span text:style-name="T2">add_embedding</text:span></text:span><text:span text:style-name="T1">, embedding data can be written to the embeddings tab.</text:span></text:p>
        </text:list-item>
        <text:list-item>
          <text:p text:style-name="P6"><text:span text:style-name="T1">You can also use </text:span><text:span text:style-name="Source_20_Text"><text:span text:style-name="T2">add_audio</text:span></text:span><text:span text:style-name="T1"> for audio data and </text:span><text:span text:style-name="Source_20_Text"><text:span text:style-name="T2">add_text</text:span></text:span><text:span text:style-name="T1"> for text data. </text:span><text:span text:style-name="Source_20_Text"><text:span text:style-name="T2">add_mesh</text:span></text:span><text:span text:style-name="T1"> can be used for 3D point cloud data.</text:span></text:p>
        </text:list-item>
        <text:list-item>
          <text:p text:style-name="P8">And there is a lot more!</text:p>
        </text:list-item>
      </text:list>
      <text:p text:style-name="P9"/>
      <text:p text:style-name="P10">SummaryWriter will initialize to write to log the scalers mentioned.</text:p>
      <text:p text:style-name="P9">from torch.utils.tensorboard import SummaryWriter</text:p>
      <text:p text:style-name="P9"/>
      <text:p text:style-name="P9"># Create a SummaryWriter instance to write the training logs</text:p>
      <text:p text:style-name="P9">writer = SummaryWriter(log_dir='./logs')</text:p>
      <text:p text:style-name="P9"/>
      <text:p text:style-name="P9"># Inside your training loop, write the training logs using the writer instance</text:p>
      <text:p text:style-name="P9">for epoch in range(num_epochs):</text:p>
      <text:p text:style-name="P9"><text:s text:c="4"/>for i, (images, labels) in enumerate(train_loader):</text:p>
      <text:p text:style-name="P9"><text:s text:c="8"/># ... Your training code here ...</text:p>
      <text:p text:style-name="P9"/>
      <text:p text:style-name="P9"><text:soft-page-break/><text:s text:c="8"/># Write the training logs for this step</text:p>
      <text:p text:style-name="P9"><text:s text:c="8"/>writer.add_scalar('Loss/train', loss.item(), global_step)</text:p>
      <text:p text:style-name="P9"><text:s text:c="8"/>writer.add_scalar('Accuracy/train', accuracy, global_step)</text:p>
      <text:p text:style-name="P9"/>
      <text:p text:style-name="P9"># Close the SummaryWriter instance when you're done writing logs</text:p>
      <text:p text:style-name="P9">writer.close()</text:p>
      <text:p text:style-name="P9"/>
      <text:p text:style-name="P11">Documentation:</text:p>
      <text:p text:style-name="P11">https://github.com/unknownue/PyTorch.docs/releas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0T06:41:11.893000000</meta:creation-date>
    <meta:generator>LibreOffice/7.5.2.2$Windows_X86_64 LibreOffice_project/53bb9681a964705cf672590721dbc85eb4d0c3a2</meta:generator>
    <dc:date>2023-04-20T07:29:02.216000000</dc:date>
    <meta:editing-duration>PT48M2S</meta:editing-duration>
    <meta:editing-cycles>6</meta:editing-cycles>
    <meta:document-statistic meta:table-count="0" meta:image-count="0" meta:object-count="0" meta:page-count="3" meta:paragraph-count="40" meta:word-count="551" meta:character-count="3740" meta:non-whitespace-character-count="3211"/>
  </office:meta>
</office:document-meta>
</file>